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>
        <style:tab-stops>
          <style:tab-stop style:position="3.2591in" style:type="center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2591in" style:type="center"/>
        </style:tab-stops>
      </style:paragraph-properties>
    </style:style>
    <style:style style:name="P3" style:family="paragraph" style:parent-style-name="Text_20_body">
      <style:text-properties officeooo:rsid="0010539b" officeooo:paragraph-rsid="0010539b"/>
    </style:style>
    <style:style style:name="P4" style:family="paragraph" style:parent-style-name="Text_20_body" style:list-style-name="L1">
      <style:text-properties officeooo:rsid="0010539b" officeooo:paragraph-rsid="001127f3"/>
    </style:style>
    <style:style style:name="P5" style:family="paragraph" style:parent-style-name="Text_20_body" style:list-style-name="L1">
      <style:text-properties officeooo:rsid="0010539b" officeooo:paragraph-rsid="001053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tab/>Update Page for Recipes</text:h>
      <text:p text:style-name="P2"/>
      <text:h text:style-name="Heading_20_2" text:outline-level="2">Goal</text:h>
      <text:p text:style-name="P3">Create update page where users can update the recipe they created.</text:p>
      <text:h text:style-name="Heading_20_2" text:outline-level="2">Available Operations</text:h>
      <text:h text:style-name="Heading_20_3" text:outline-level="3">Change</text:h>
      <text:list text:style-name="L1">
        <text:list-item>
          <text:p text:style-name="P4">recipe name</text:p>
        </text:list-item>
        <text:list-item>
          <text:p text:style-name="P5">cuisine type</text:p>
        </text:list-item>
        <text:list-item>
          <text:p text:style-name="P5">meal type</text:p>
        </text:list-item>
        <text:list-item>
          <text:p text:style-name="P5">image</text:p>
        </text:list-item>
        <text:list-item>
          <text:p text:style-name="P5">prep time</text:p>
        </text:list-item>
        <text:list-item>
          <text:p text:style-name="P5">cook time</text:p>
        </text:list-item>
        <text:list-item>
          <text:p text:style-name="P5">servings</text:p>
        </text:list-item>
        <text:list-item>
          <text:p text:style-name="P5">description</text:p>
        </text:list-item>
        <text:list-item>
          <text:p text:style-name="P5">tags</text:p>
        </text:list-item>
        <text:list-item>
          <text:p text:style-name="P5">ingredients</text:p>
        </text:list-item>
        <text:list-item>
          <text:p text:style-name="P5">directions</text:p>
        </text:list-item>
      </text:list>
      <text:h text:style-name="Heading_20_2" text:outline-level="2">Plan</text:h>
      <text:p text:style-name="P3">The “create” recipe page will be reused with some alteraitons to the labling and button changes to reflect its purpo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19:40:43.526193300</meta:creation-date>
    <dc:date>2026-04-24T19:46:54.249180000</dc:date>
    <meta:editing-duration>PT6M11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8" meta:word-count="67" meta:character-count="353" meta:non-whitespace-character-count="314"/>
  </office:meta>
</office:document-meta>
</file>